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e4c65" officeooo:paragraph-rsid="000e4c65"/>
    </style:style>
    <style:style style:name="P2" style:family="paragraph" style:parent-style-name="Standard">
      <style:text-properties officeooo:rsid="00141fbb" officeooo:paragraph-rsid="00141fbb"/>
    </style:style>
    <style:style style:name="P3" style:family="paragraph" style:parent-style-name="Standard">
      <style:text-properties fo:font-weight="bold" officeooo:rsid="000e4c65" officeooo:paragraph-rsid="000e4c65" style:font-weight-asian="bold" style:font-weight-complex="bold"/>
    </style:style>
    <style:style style:name="P4" style:family="paragraph" style:parent-style-name="Standard" style:list-style-name="L1">
      <style:text-properties officeooo:rsid="0015d523" officeooo:paragraph-rsid="0015d523"/>
    </style:style>
    <style:style style:name="P5" style:family="paragraph" style:parent-style-name="Standard" style:list-style-name="L1">
      <style:text-properties officeooo:rsid="000e4c65" officeooo:paragraph-rsid="001eac11"/>
    </style:style>
    <style:style style:name="P6" style:family="paragraph" style:parent-style-name="Standard" style:list-style-name="L1">
      <style:text-properties officeooo:rsid="000e4c65" officeooo:paragraph-rsid="000e4c65"/>
    </style:style>
    <style:style style:name="P7" style:family="paragraph" style:parent-style-name="Standard" style:list-style-name="L2">
      <style:text-properties officeooo:rsid="000e4c65" officeooo:paragraph-rsid="000e4c65"/>
    </style:style>
    <style:style style:name="T1" style:family="text">
      <style:text-properties officeooo:rsid="000f9b2e"/>
    </style:style>
    <style:style style:name="T2" style:family="text">
      <style:text-properties officeooo:rsid="00105fb9"/>
    </style:style>
    <style:style style:name="T3" style:family="text">
      <style:text-properties officeooo:rsid="0012207f"/>
    </style:style>
    <style:style style:name="T4" style:family="text">
      <style:text-properties officeooo:rsid="0018959d"/>
    </style:style>
    <style:style style:name="T5" style:family="text">
      <style:text-properties officeooo:rsid="001a0d1e"/>
    </style:style>
    <style:style style:name="T6" style:family="text">
      <style:text-properties officeooo:rsid="001c2c62"/>
    </style:style>
    <style:style style:name="T7" style:family="text">
      <style:text-properties officeooo:rsid="001d0704"/>
    </style:style>
    <style:style style:name="T8" style:family="text">
      <style:text-properties officeooo:rsid="001eac11"/>
    </style:style>
    <style:style style:name="T9" style:family="text">
      <style:text-properties officeooo:rsid="0024d066"/>
    </style:style>
    <style:style style:name="T10" style:family="text">
      <style:text-properties officeooo:rsid="0026c6a4"/>
    </style:style>
    <style:style style:name="T11" style:family="text">
      <style:text-properties officeooo:rsid="0027d9ab"/>
    </style:style>
    <style:style style:name="T12" style:family="text">
      <style:text-properties officeooo:rsid="0028eb78"/>
    </style:style>
    <style:style style:name="T13" style:family="text">
      <style:text-properties officeooo:rsid="002989e4"/>
    </style:style>
    <style:style style:name="T14" style:family="text">
      <style:text-properties officeooo:rsid="002af78a"/>
    </style:style>
    <style:style style:name="T15" style:family="text">
      <style:text-properties officeooo:rsid="002c4af8"/>
    </style:style>
    <style:style style:name="T16" style:family="text">
      <style:text-properties officeooo:rsid="002c5d57"/>
    </style:style>
    <style:style style:name="T17" style:family="text">
      <style:text-properties officeooo:rsid="002e17f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CENG422 Final </text:span>Project</text:p>
      <text:p text:style-name="P1"/>
      <text:p text:style-name="P1">Design <text:span text:style-name="T5">the network for a company</text:span>... Assume that the following is true:</text:p>
      <text:list xml:id="list1249578909" text:style-name="L1">
        <text:list-item>
          <text:p text:style-name="P4">There are two buildings <text:span text:style-name="T5">next to each other: A f</text:span>actory and <text:span text:style-name="T5">an </text:span>office building. <text:span text:style-name="T5">There is also a </text:span>remote branch office <text:span text:style-name="T7">located in another town.</text:span></text:p>
        </text:list-item>
        <text:list-item>
          <text:p text:style-name="P5">The main factory building has 3 floors; each floor needs at least <text:span text:style-name="T10">7</text:span> Ethernet ports to connect <text:span text:style-name="T5">their </text:span>devices. <text:span text:style-name="T8">Use a router at each floor.</text:span></text:p>
        </text:list-item>
        <text:list-item>
          <text:p text:style-name="P5">The office building has 2 floors. Each floor has <text:span text:style-name="T1">2</text:span> offices, and each office needs <text:span text:style-name="T5">at least <text:line-break/></text:span><text:span text:style-name="T1">2</text:span> Ethernet ports. <text:span text:style-name="T8">Use a router at each floor.</text:span></text:p>
        </text:list-item>
        <text:list-item>
          <text:p text:style-name="P6">The branch <text:span text:style-name="T8">itself </text:span>has a modem, a router, and needs <text:span text:style-name="T8">4</text:span> Ethernet ports <text:span text:style-name="T8">for the personnel working there.</text:span></text:p>
        </text:list-item>
        <text:list-item>
          <text:p text:style-name="P5">The <text:span text:style-name="T5">company </text:span>also has a leased line from one of the offices, to <text:span text:style-name="T8">the </text:span>branch <text:span text:style-name="T8">office</text:span>, connected via a router, a leased line and a modem. <text:span text:style-name="T6">(for our simulation, connect the branch to the office via two routers with serial ports, and have the two “talk” to each other via PPP or another protocol of your liking.. </text:span><text:span text:style-name="T9">you can even ignore the modems, and assume that the two routers are connected directly to each other via that leased line</text:span><text:span text:style-name="T6">).</text:span></text:p>
        </text:list-item>
      </text:list>
      <text:p text:style-name="P1"/>
      <text:p text:style-name="P1">Do the following:</text:p>
      <text:list xml:id="list67624487" text:style-name="L2">
        <text:list-item>
          <text:p text:style-name="P7">Make a diagram of the entire network. You may use any tool , including paper and pencil.</text:p>
        </text:list-item>
        <text:list-item>
          <text:p text:style-name="P7">Assign IP address groups to each group, marking them on the diagram.</text:p>
        </text:list-item>
        <text:list-item>
          <text:p text:style-name="P7">Decide where each switch and router should be.</text:p>
        </text:list-item>
        <text:list-item>
          <text:p text:style-name="P7"><text:span text:style-name="T14">O</text:span><text:span text:style-name="T13">nly </text:span><text:span text:style-name="T11">use CISCO 3640 as your router, </text:span><text:span text:style-name="T15">and only </text:span><text:span text:style-name="T12">with the IOS software found at kalfaoglu.com</text:span></text:p>
        </text:list-item>
        <text:list-item>
          <text:p text:style-name="P7">Using GNS3, create the network on your computer, </text:p>
        </text:list-item>
        <text:list-item>
          <text:p text:style-name="P7">Configure each router, <text:span text:style-name="T3">add </text:span><text:span text:style-name="T5">at least 1 </text:span><text:span text:style-name="T3">virtual PC to each </text:span><text:span text:style-name="T5">office.</text:span></text:p>
        </text:list-item>
        <text:list-item>
          <text:p text:style-name="P7">Verify that each section of the network can “see” all other sections <text:span text:style-name="T5">by pinging from one PC to another from every PC.</text:span></text:p>
        </text:list-item>
        <text:list-item>
          <text:p text:style-name="P7">Submit all proof: diagram(s), gns3 diagram(s) <text:span text:style-name="T17">and screenshots, </text:span><text:s/>router/switch configurations <text:span text:style-name="T2">(gns3 has an Export Config option)</text:span>, <text:span text:style-name="T17">GNS3 project export, </text:span>and a <text:span text:style-name="T5">blog-like </text:span>paper describing what you did, and why you chose those devices and configuration<text:span text:style-name="T5">s, how it went, what you did first, then what else.. etc.. </text:span><text:span text:style-name="T9">Ensure to include plenty of screenshots.. </text:span><text:span text:style-name="T15">Do NOT include the IOS software – </text:span><text:span text:style-name="T16">it's too big.</text:span><text:span text:style-name="T5"><text:line-break/></text:span></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urgut kalfaoglu</meta:initial-creator>
    <meta:creation-date>2016-03-18T09:32:34.762771997</meta:creation-date>
    <dc:date>2022-08-17T13:32:45.936196938</dc:date>
    <meta:editing-duration>PT43M56S</meta:editing-duration>
    <meta:editing-cycles>27</meta:editing-cycles>
    <meta:generator>LibreOffice/7.3.4.2$Linux_X86_64 LibreOffice_project/30$Build-2</meta:generator>
    <meta:document-statistic meta:table-count="0" meta:image-count="0" meta:object-count="0" meta:page-count="1" meta:paragraph-count="16" meta:word-count="360" meta:character-count="1990" meta:non-whitespace-character-count="1654"/>
  </office:meta>
</office:document-meta>
</file>